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officeooo:rsid="000f1610" officeooo:paragraph-rsid="001873f1"/>
    </style:style>
    <style:style style:name="P3" style:family="paragraph" style:parent-style-name="Standard">
      <style:text-properties officeooo:paragraph-rsid="001873f1"/>
    </style:style>
    <style:style style:name="P4" style:family="paragraph" style:parent-style-name="Standard">
      <style:text-properties officeooo:rsid="001873f1" officeooo:paragraph-rsid="001873f1"/>
    </style:style>
    <style:style style:name="P5" style:family="paragraph" style:parent-style-name="Standard">
      <style:text-properties fo:font-weight="normal" officeooo:rsid="001a2e46" officeooo:paragraph-rsid="001a2e46" style:font-weight-asian="normal" style:font-weight-complex="normal"/>
    </style:style>
    <style:style style:name="P6" style:family="paragraph" style:parent-style-name="Standard">
      <style:text-properties fo:font-weight="normal" officeooo:rsid="001a2e46" officeooo:paragraph-rsid="001ae376" style:font-weight-asian="normal" style:font-weight-complex="normal"/>
    </style:style>
    <style:style style:name="P7" style:family="paragraph" style:parent-style-name="Standard">
      <style:paragraph-properties fo:text-align="justify" style:justify-single-word="false"/>
      <style:text-properties fo:font-weight="normal" officeooo:rsid="001a2e46" officeooo:paragraph-rsid="003804ca" style:font-weight-asian="normal" style:font-weight-complex="normal"/>
    </style:style>
    <style:style style:name="P8" style:family="paragraph" style:parent-style-name="Standard">
      <style:text-properties fo:font-weight="normal" officeooo:rsid="001db156" officeooo:paragraph-rsid="001db156" style:font-weight-asian="normal" style:font-weight-complex="normal"/>
    </style:style>
    <style:style style:name="P9" style:family="paragraph" style:parent-style-name="Standard">
      <style:text-properties fo:font-weight="normal" officeooo:rsid="001db156" officeooo:paragraph-rsid="0029e818" style:font-weight-asian="normal" style:font-weight-complex="normal"/>
    </style:style>
    <style:style style:name="P10" style:family="paragraph" style:parent-style-name="Standard">
      <style:paragraph-properties fo:text-align="justify" style:justify-single-word="false"/>
      <style:text-properties fo:font-weight="normal" officeooo:rsid="003804ca" officeooo:paragraph-rsid="003804ca" style:font-weight-asian="normal" style:font-weight-complex="normal"/>
    </style:style>
    <style:style style:name="P11" style:family="paragraph" style:parent-style-name="Standard">
      <style:paragraph-properties fo:text-align="justify" style:justify-single-word="false"/>
      <style:text-properties fo:font-weight="normal" officeooo:rsid="003836b1" officeooo:paragraph-rsid="003836b1" style:font-weight-asian="normal" style:font-weight-complex="normal"/>
    </style:style>
    <style:style style:name="P12" style:family="paragraph" style:parent-style-name="Standard">
      <style:text-properties fo:font-weight="normal" officeooo:rsid="003b413a" officeooo:paragraph-rsid="003b413a" style:font-weight-asian="normal" style:font-weight-complex="normal"/>
    </style:style>
    <style:style style:name="P13" style:family="paragraph" style:parent-style-name="Standard">
      <style:text-properties fo:font-weight="bold" officeooo:rsid="001ae376" officeooo:paragraph-rsid="001ae376" style:font-weight-asian="bold" style:font-weight-complex="bold"/>
    </style:style>
    <style:style style:name="P14" style:family="paragraph" style:parent-style-name="Standard">
      <style:text-properties fo:font-weight="normal" officeooo:rsid="001db156" officeooo:paragraph-rsid="0047ac66" style:font-weight-asian="normal" style:font-weight-complex="normal"/>
    </style:style>
    <style:style style:name="T1" style:family="text">
      <style:text-properties fo:color="#ff0000" fo:font-weight="bold" style:font-weight-asian="bold" style:font-weight-complex="bold"/>
    </style:style>
    <style:style style:name="T2" style:family="text">
      <style:text-properties fo:color="#ff0000" fo:font-weight="bold" officeooo:rsid="001873f1"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fo:font-weight="normal" style:font-weight-asian="normal" style:font-weight-complex="normal"/>
    </style:style>
    <style:style style:name="T5" style:family="text">
      <style:text-properties officeooo:rsid="000d04e9"/>
    </style:style>
    <style:style style:name="T6" style:family="text">
      <style:text-properties officeooo:rsid="00173eb2"/>
    </style:style>
    <style:style style:name="T7" style:family="text">
      <style:text-properties officeooo:rsid="001873f1"/>
    </style:style>
    <style:style style:name="T8" style:family="text">
      <style:text-properties officeooo:rsid="001ae376"/>
    </style:style>
    <style:style style:name="T9" style:family="text">
      <style:text-properties officeooo:rsid="001cb4fa"/>
    </style:style>
    <style:style style:name="T10" style:family="text">
      <style:text-properties officeooo:rsid="0036a024"/>
    </style:style>
    <style:style style:name="T11" style:family="text">
      <style:text-properties officeooo:rsid="003804ca"/>
    </style:style>
    <style:style style:name="T12" style:family="text">
      <style:text-properties officeooo:rsid="003b413a"/>
    </style:style>
    <style:style style:name="T13" style:family="text">
      <style:text-properties officeooo:rsid="003f26cd"/>
    </style:style>
    <style:style style:name="T14" style:family="text">
      <style:text-properties officeooo:rsid="00449c5c"/>
    </style:style>
    <style:style style:name="T15" style:family="text">
      <style:text-properties officeooo:rsid="00464df9"/>
    </style:style>
    <style:style style:name="T16" style:family="text">
      <style:text-properties officeooo:rsid="0047ac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Napomene</text:span>:</text:p>
      <text:p text:style-name="Standard">1.<text:tab/>Obavezno pročitati <text:span text:style-name="T1">SVE</text:span> napomene.</text:p>
      <text:p text:style-name="Standard">2.<text:tab/>Zadatak snimiti pod imenom <text:span text:style-name="T1">zad.S</text:span>. Ovo je jedini fajl koji će biti pregledan.</text:p>
      <text:p text:style-name="Standard">3.<text:tab/>Obavezno upisati <text:span text:style-name="T1">ime</text:span>, <text:span text:style-name="T1">prezime</text:span> i <text:span text:style-name="T1">broj indeksa</text:span> u komentar na početku fajla.</text:p>
      <text:p text:style-name="Standard"><text:tab/>Nepotpisani zadaci neće biti pregledani.</text:p>
      <text:p text:style-name="Standard">4.<text:tab/>Rešenje koje ne može da se kompajlira nosi <text:span text:style-name="T1">0</text:span> poena.</text:p>
      <text:p text:style-name="Standard">5.<text:tab/>Obavezno iskomentarisati kod.</text:p>
      <text:p text:style-name="Standard">6.<text:tab/>Koristiti praktikum iz ispitnih materijala (<text:span text:style-name="T1">ne</text:span> kopirati ga kod sebe u direktorijum).</text:p>
      <text:p text:style-name="Standard">7.<text:tab/>Za vreme testa nema pauze. Izlazak iz učionice se smatra završetkom testa.</text:p>
      <text:p text:style-name="Standard">8.<text:tab/>Asistenti za vreme testa <text:span text:style-name="T5">pružaju</text:span> informacije vezane isključivo za razumevanje teksta zadatka<text:line-break/><text:tab/><text:span text:style-name="T5">i pomoć oko korišćnja programskih alata</text:span>.</text:p>
      <text:p text:style-name="P3">9.<text:tab/><text:span text:style-name="T7">Nazivi promenljivih koje se inicijalno nalaze u zad.S fajlu se </text:span><text:span text:style-name="T2">ne smeju menjati</text:span><text:span text:style-name="T7">.<text:tab/>Njihove <text:tab/>vrednosti se mogu (i trebaju) menjati, da se ispitaju razni ulazi za program.</text:span></text:p>
      <text:p text:style-name="P3"><text:span text:style-name="T7"><text:tab/>Sadržaji stringova koji su zadati u zad.S fajlu se takođe </text:span><text:span text:style-name="T2">ne smeju menjati</text:span><text:span text:style-name="T7">.<text:tab/></text:span></text:p>
      <text:p text:style-name="P4"><text:tab/>Ukoliko je potrebno, mogu se dodavati nove promenljive.</text:p>
      <text:p text:style-name="P1"><text:span text:style-name="T4">10.</text:span><text:tab/>Test se snima.</text:p>
      <text:p text:style-name="Standard">11.<text:tab/>Test traje 2 sata i 45 minuta.</text:p>
      <text:p text:style-name="Standard"/>
      <text:p text:style-name="Standard"><text:span text:style-name="T3">Zadatak</text:span>:</text:p>
      <text:p text:style-name="P7">Napraviti asemlerski program koji od korisnika tra<text:span text:style-name="T11">ž</text:span>i da se unese string maksimaln<text:span text:style-name="T11">e</text:span> du<text:span text:style-name="T8">ž</text:span>ine <text:span text:style-name="T11">100</text:span> karaktera. <text:span text:style-name="T11">String se</text:span> <text:span text:style-name="T11">sastoji isključivo od cifara i razmaka, i tumači se kao niz pozitivnih označenih 32‑bitnih brojeva prikazanih u dekadnom brojnom sistemu. Svaka 2 broja su razdvojena proizvoljnim brojem razmaka. Na početku i na kraju se takođe može nalaziti proizvoljan broj razmaka.</text:span></text:p>
      <text:p text:style-name="P10"/>
      <text:p text:style-name="P10">Ukoliko se u stringu nalazi bilo šta osim cifara i razmaka, ispisuje se poruka o grešci i kao <text:span text:style-name="T14">izlazni kod</text:span> programa se <text:span text:style-name="T14">postavlja</text:span> vrednost 1.</text:p>
      <text:p text:style-name="P10">Ukoliko je neki broj preveliki, tako da se ne može tumačiti kao pozitivan 32<text:span text:style-name="T15">‑</text:span>bitni označeni ceo broj, uz poruku o grešci kao <text:span text:style-name="T14">izlazni kod</text:span> postaviti vrednost 2.</text:p>
      <text:p text:style-name="P11">Ukoliko ne postoji ni jedan broj, uz poruku o grešci, vratiti <text:span text:style-name="T14">izlazni kod</text:span> 3.</text:p>
      <text:p text:style-name="P11"/>
      <text:p text:style-name="P11">Na izlazu treba da se prikaže podniz ulaznog niza brojeva, tako da se ispisuju samo oni brojevi koji su veći ili jednaki svim prethodnim. Pri tome, početak izlaznog teksta počinje prvom cifrom prvog broja, svi brojevi su razdvojeni jednim razmakom, <text:span text:style-name="T12">i</text:span> izlazni tekst se završava poslednjom cifrom poslednjeg broja. Prvi broj u ulaznom tekstu će se uvek nalaziti <text:span text:style-name="T12">i</text:span> u izlaznom. Ako se nije desila ni jedna od navedenih grešaka, povratna vrednost programa je 0.</text:p>
      <text:p text:style-name="P11"/>
      <text:p text:style-name="P13">Primeri inter<text:span text:style-name="T9">akcije:</text:span></text:p>
      <text:p text:style-name="P12">Ulazna sekvenca: <text:s text:c="3"/>5 <text:s text:c="2"/>8 <text:s text:c="2"/>7 <text:s text:c="2"/>3 <text:s text:c="2"/>1 <text:s text:c="4"/>22</text:p>
      <text:p text:style-name="P12">Izlazna sekvenca: 5 8 22</text:p>
      <text:p text:style-name="P9">(<text:span text:style-name="T16">Izlazni kod</text:span>: <text:span text:style-name="T12">0</text:span>)</text:p>
      <text:p text:style-name="P8"/>
      <text:p text:style-name="P12">Ulazna sekvenca: <text:s text:c="2"/>5 <text:s text:c="2"/>8 <text:s text:c="2"/>7 <text:s text:c="2"/>3 <text:s text:c="3"/>1 <text:s text:c="2"/>greska <text:s text:c="2"/>22</text:p>
      <text:p text:style-name="P12">Greska!</text:p>
      <text:p text:style-name="P14">(<text:span text:style-name="T16">Izlazni kod</text:span>: <text:span text:style-name="T12">1</text:span>)</text:p>
      <text:p text:style-name="P8"/>
      <text:p text:style-name="P12">Ulazna sekvenca: <text:s/>5 <text:s text:c="2"/>8 <text:s text:c="3"/>9 <text:s text:c="4"/>3 <text:s text:c="2"/>-4 <text:s text:c="3"/>5 <text:s text:c="2"/>805</text:p>
      <text:p text:style-name="P12">Greska!</text:p>
      <text:p text:style-name="P14">(<text:span text:style-name="T16">Izlazni kod</text:span>: <text:span text:style-name="T12">1</text:span>)</text:p>
      <text:p text:style-name="P8"/>
      <text:p text:style-name="P12"><text:soft-page-break/>Ulazna sekvenca: <text:s text:c="4"/>0 <text:s text:c="3"/>0 <text:s text:c="3"/>1 <text:s text:c="3"/>2 <text:s text:c="3"/>300000000</text:p>
      <text:p text:style-name="P12">Izlazna sekvenca: 0 0 1 2 300000000</text:p>
      <text:p text:style-name="P14">(<text:span text:style-name="T16">Izlazni kod</text:span>: <text:span text:style-name="T10">0</text:span>)</text:p>
      <text:p text:style-name="P6"/>
      <text:p text:style-name="P12">Ulazna sekvenca: 100 200 100 3000000000 110</text:p>
      <text:p text:style-name="P12">Greska!</text:p>
      <text:p text:style-name="P14">(<text:span text:style-name="T16">Izlazni kod</text:span>: <text:span text:style-name="T13">2</text:span>)</text:p>
      <text:p text:style-name="P6"/>
      <text:p text:style-name="P5"><text:s/></text:p>
      <text:p text:style-name="P2"><text:span text:style-name="T7">Bodovanje je proporcionalno broju uspešnih testova. </text:span>Pored testova koji su unapred dati <text:span text:style-name="T6">(automatizovano testiranje sa testiraj.sh)</text:span>, prilikom pregledanja potprogram će se testirati sa još dodatnih testova, te je potrebno testirati i sa drugim ulazima.</text:p>
      <text:p text:style-name="Standard"/>
      <text:p text:style-name="Standard">Za<text:bookmark-start text:name="__DdeLink__728_883297939"/> <text:bookmark-end text:name="__DdeLink__728_883297939"/>kompletno odrađen zadatak se dobija <text:span text:style-name="T7">3</text:span>0 po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0:49</meta:creation-date>
    <dc:date>2019-05-26T14:05:50.713984605</dc:date>
    <meta:editing-duration>PT3H41M48S</meta:editing-duration>
    <meta:editing-cycles>39</meta:editing-cycles>
    <meta:generator>LibreOffice/6.0.7.3$Linux_X86_64 LibreOffice_project/00m0$Build-3</meta:generator>
    <meta:document-statistic meta:table-count="0" meta:image-count="0" meta:object-count="0" meta:page-count="2" meta:paragraph-count="40" meta:word-count="472" meta:character-count="2916" meta:non-whitespace-character-count="2413"/>
  </office:meta>
</office:document-meta>
</file>